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font-size="14pt" fo:language="uk" fo:country="UA" officeooo:rsid="0024cd10" officeooo:paragraph-rsid="001a94f8" style:font-size-asian="12.25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fo:font-size="14pt" fo:language="uk" fo:country="UA" officeooo:rsid="00264a57" officeooo:paragraph-rsid="001a94f8" style:font-size-asian="12.25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fo:font-size="14pt" fo:language="uk" fo:country="UA" officeooo:paragraph-rsid="001a94f8" style:font-size-asian="12.25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fo:font-size="14pt" fo:language="uk" fo:country="UA" officeooo:rsid="002775a8" officeooo:paragraph-rsid="001a94f8" style:font-size-asian="12.25pt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fo:font-size="14pt" fo:language="uk" fo:country="UA" officeooo:rsid="0020168b" officeooo:paragraph-rsid="001a94f8" style:font-size-asian="12.25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fo:font-size="14pt" fo:language="uk" fo:country="UA" officeooo:paragraph-rsid="001a94f8" style:font-size-asian="14pt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erif" fo:font-size="14pt" fo:language="uk" fo:country="UA" officeooo:paragraph-rsid="001a94f8" style:font-size-asian="14pt" style:font-size-complex="14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Liberation Serif" fo:font-size="14pt" fo:language="uk" fo:country="UA" officeooo:paragraph-rsid="00159afa" style:font-size-asian="14pt" style:font-size-complex="14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Liberation Serif" fo:font-size="14pt" fo:language="uk" fo:country="UA" officeooo:paragraph-rsid="00159afa" style:font-size-asian="12.25pt" style:font-size-complex="14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Liberation Serif" fo:language="uk" fo:country="UA" officeooo:paragraph-rsid="00159afa"/>
    </style:style>
    <style:style style:name="P11" style:family="paragraph" style:parent-style-name="Standard">
      <style:paragraph-properties fo:line-height="150%" fo:text-align="justify" style:justify-single-word="false" fo:break-before="page"/>
      <style:text-properties style:font-name="Liberation Serif" fo:font-size="14pt" fo:language="uk" fo:country="UA" officeooo:paragraph-rsid="00159afa" style:font-size-asian="12.25pt" style:font-size-complex="14pt"/>
    </style:style>
    <style:style style:name="P12" style:family="paragraph" style:parent-style-name="Text_20_body">
      <style:paragraph-properties fo:margin-top="0in" fo:margin-bottom="0in" style:contextual-spacing="false" fo:line-height="150%" fo:text-align="justify" style:justify-single-word="false" style:writing-mode="lr-tb"/>
      <style:text-properties fo:font-variant="normal" fo:text-transform="none" fo:color="#000000" style:text-line-through-style="none" style:font-name="Liberation Serif" fo:font-size="14pt" fo:language="uk" fo:country="UA" fo:font-style="normal" style:text-underline-style="none" fo:font-weight="normal" style:text-blinking="false" fo:background-color="transparent" style:font-size-asian="14pt" style:font-size-complex="14pt"/>
    </style:style>
    <style:style style:name="P13" style:family="paragraph" style:parent-style-name="Text_20_body">
      <style:paragraph-properties fo:margin-top="0in" fo:margin-bottom="0in" style:contextual-spacing="false" fo:line-height="150%" fo:text-align="justify" style:justify-single-word="false" style:writing-mode="lr-tb"/>
      <style:text-properties fo:font-variant="normal" fo:text-transform="none" fo:color="#000000" style:text-line-through-style="none" style:font-name="Liberation Serif" fo:font-size="14pt" fo:language="uk" fo:country="UA" fo:font-style="normal" style:text-underline-style="none" fo:font-weight="normal" officeooo:paragraph-rsid="0018bd58" style:text-blinking="false" fo:background-color="transparent" style:font-size-asian="14pt" style:font-size-complex="14pt"/>
    </style:style>
    <style:style style:name="P14" style:family="paragraph" style:parent-style-name="Text_20_body">
      <style:paragraph-properties fo:margin-top="0in" fo:margin-bottom="0in" style:contextual-spacing="false" fo:line-height="150%" style:writing-mode="lr-tb"/>
      <style:text-properties fo:font-variant="normal" fo:text-transform="none" fo:color="#000000" style:text-line-through-style="none" style:font-name="Liberation Serif" fo:font-size="14pt" fo:language="uk" fo:country="UA" fo:font-style="normal" style:text-underline-style="none" fo:font-weight="normal" officeooo:paragraph-rsid="001a94f8" style:text-blinking="false" fo:background-color="transparent" style:font-size-asian="14pt" style:font-size-complex="14pt"/>
    </style:style>
    <style:style style:name="P15" style:family="paragraph" style:parent-style-name="Text_20_body">
      <style:paragraph-properties fo:margin-top="0in" fo:margin-bottom="0in" style:contextual-spacing="false" fo:line-height="150%" fo:text-align="justify" style:justify-single-word="false" style:writing-mode="lr-tb"/>
      <style:text-properties style:font-name="Liberation Serif" fo:font-size="14pt" fo:language="uk" fo:country="UA" officeooo:paragraph-rsid="00159afa" style:font-size-asian="14pt" style:font-size-complex="14pt"/>
    </style:style>
    <style:style style:name="P16" style:family="paragraph" style:parent-style-name="Text_20_body">
      <style:paragraph-properties fo:margin-top="0in" fo:margin-bottom="0in" style:contextual-spacing="false" fo:line-height="150%" fo:text-align="justify" style:justify-single-word="false" style:writing-mode="lr-tb"/>
      <style:text-properties style:font-name="Liberation Serif" fo:font-size="14pt" fo:language="uk" fo:country="UA" officeooo:paragraph-rsid="00171b57" style:font-size-asian="14pt" style:font-size-complex="14pt"/>
    </style:style>
    <style:style style:name="P17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fo:font-variant="normal" fo:text-transform="none" fo:color="#000000" style:text-line-through-style="none" style:font-name="Liberation Serif" fo:font-size="14pt" fo:language="uk" fo:country="UA" fo:font-style="normal" style:text-underline-style="none" fo:font-weight="normal" officeooo:rsid="0024cd10" officeooo:paragraph-rsid="001a94f8" style:text-blinking="false" fo:background-color="transparent" style:font-size-asian="14pt" style:font-size-complex="14pt"/>
    </style:style>
    <style:style style:name="P18" style:family="paragraph" style:parent-style-name="Text_20_body">
      <style:paragraph-properties fo:margin-top="0in" fo:margin-bottom="0in" style:contextual-spacing="false" fo:line-height="150%" fo:text-align="justify" style:justify-single-word="false"/>
      <style:text-properties style:font-name="Liberation Serif" fo:font-size="14pt" fo:language="uk" fo:country="UA" style:font-size-asian="14pt" style:font-size-complex="14pt"/>
    </style:style>
    <style:style style:name="P19" style:family="paragraph" style:parent-style-name="Text_20_body">
      <style:paragraph-properties fo:margin-top="0in" fo:margin-bottom="0in" style:contextual-spacing="false" fo:line-height="150%" fo:text-align="justify" style:justify-single-word="false"/>
      <style:text-properties style:font-name="Liberation Serif" fo:font-size="14pt" fo:language="uk" fo:country="UA" officeooo:paragraph-rsid="00159afa" style:font-size-asian="14pt" style:font-size-complex="14pt"/>
    </style:style>
    <style:style style:name="P20" style:family="paragraph" style:parent-style-name="Text_20_body">
      <style:paragraph-properties fo:margin-top="0in" fo:margin-bottom="0in" style:contextual-spacing="false" fo:line-height="150%" fo:text-align="justify" style:justify-single-word="false"/>
      <style:text-properties style:font-name="Liberation Serif" fo:font-size="14pt" fo:language="uk" fo:country="UA" officeooo:paragraph-rsid="001a94f8" style:font-size-asian="14pt" style:font-size-complex="14pt"/>
    </style:style>
    <style:style style:name="P21" style:family="paragraph" style:parent-style-name="Text_20_body">
      <style:paragraph-properties fo:margin-top="0in" fo:margin-bottom="0in" style:contextual-spacing="false" fo:line-height="150%" fo:text-align="justify" style:justify-single-word="false" fo:break-before="page" style:writing-mode="lr-tb"/>
      <style:text-properties style:font-name="Liberation Serif" fo:font-size="14pt" fo:language="uk" fo:country="UA" officeooo:paragraph-rsid="00171b57" style:font-size-asian="14pt" style:font-size-complex="14pt"/>
    </style:style>
    <style:style style:name="P22" style:family="paragraph" style:parent-style-name="Text_20_body" style:master-page-name="">
      <style:paragraph-properties fo:margin-top="0in" fo:margin-bottom="0in" style:contextual-spacing="false" fo:line-height="150%" fo:text-align="justify" style:justify-single-word="false" style:page-number="auto" style:writing-mode="lr-tb"/>
      <style:text-properties style:font-name="Liberation Serif" fo:font-size="14pt" fo:language="uk" fo:country="UA" style:font-size-asian="14pt" style:font-size-complex="14pt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Liberation Serif" fo:font-size="14pt" fo:language="uk" fo:country="UA" officeooo:rsid="0018bd58" officeooo:paragraph-rsid="0018bd58" style:font-size-asian="12.25pt" style:font-size-complex="14pt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Liberation Serif" fo:font-size="14pt" fo:language="uk" fo:country="UA" officeooo:rsid="00159afa" officeooo:paragraph-rsid="00159afa" style:font-size-asian="14pt" style:font-size-complex="14pt"/>
    </style:style>
    <style:style style:name="P25" style:family="paragraph" style:parent-style-name="Standard">
      <style:paragraph-properties fo:margin-top="0in" fo:margin-bottom="0in" style:contextual-spacing="false" fo:line-height="150%" fo:text-align="justify" style:justify-single-word="false" style:writing-mode="lr-tb"/>
      <style:text-properties fo:font-variant="normal" fo:text-transform="none" fo:color="#000000" style:text-line-through-style="none" style:font-name="Liberation Serif" fo:font-size="14pt" fo:language="uk" fo:country="UA" fo:font-style="normal" style:text-underline-style="none" fo:font-weight="normal" officeooo:rsid="00171b57" officeooo:paragraph-rsid="00171b57" style:text-blinking="false" fo:background-color="transparent" style:font-size-asian="14pt" style:font-size-complex="14pt"/>
    </style:style>
    <style:style style:name="P26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fo:font-variant="normal" fo:text-transform="none" fo:color="#000000" style:text-line-through-style="none" style:font-name="Liberation Serif" fo:font-size="14pt" fo:language="uk" fo:country="UA" fo:font-style="normal" style:text-underline-style="none" fo:font-weight="normal" officeooo:rsid="001a94f8" officeooo:paragraph-rsid="001a94f8" style:text-blinking="false" fo:background-color="transparent" style:font-size-asian="14pt" style:font-size-complex="14pt"/>
    </style:style>
    <style:style style:name="P27" style:family="paragraph" style:parent-style-name="Text_20_body">
      <style:paragraph-properties fo:margin-top="0in" fo:margin-bottom="0in" style:contextual-spacing="false" fo:line-height="150%" fo:text-align="justify" style:justify-single-word="false" style:writing-mode="lr-tb"/>
      <style:text-properties fo:font-variant="normal" fo:text-transform="none" fo:color="#000000" style:text-line-through-style="none" style:font-name="Liberation Serif" fo:font-size="14pt" fo:language="uk" fo:country="UA" fo:font-style="normal" style:text-underline-style="none" fo:font-weight="normal" officeooo:rsid="0018bd58" officeooo:paragraph-rsid="00171b57" style:text-blinking="false" fo:background-color="transparent" style:font-size-asian="14pt" style:font-size-complex="14pt"/>
    </style:style>
    <style:style style:name="P28" style:family="paragraph" style:parent-style-name="Text_20_body">
      <style:paragraph-properties fo:margin-top="0in" fo:margin-bottom="0in" style:contextual-spacing="false" fo:line-height="150%" fo:text-align="justify" style:justify-single-word="false" style:writing-mode="lr-tb"/>
      <style:text-properties fo:font-variant="normal" fo:text-transform="none" fo:color="#000000" style:text-line-through-style="none" style:font-name="Liberation Serif" fo:font-size="14pt" fo:language="uk" fo:country="UA" fo:font-style="normal" style:text-underline-style="none" fo:font-weight="normal" officeooo:rsid="0018bd58" officeooo:paragraph-rsid="0018bd58" style:text-blinking="false" fo:background-color="transparent" style:font-size-asian="14pt" style:font-size-complex="14pt"/>
    </style:style>
    <style:style style:name="P29" style:family="paragraph" style:parent-style-name="Text_20_body">
      <style:paragraph-properties fo:margin-top="0in" fo:margin-bottom="0in" style:contextual-spacing="false" fo:line-height="150%" fo:text-align="justify" style:justify-single-word="false" fo:break-before="page" style:writing-mode="lr-tb"/>
      <style:text-properties fo:font-variant="normal" fo:text-transform="none" fo:color="#000000" style:text-line-through-style="none" style:font-name="Liberation Serif" fo:font-size="14pt" fo:language="uk" fo:country="UA" fo:font-style="normal" style:text-underline-style="none" fo:font-weight="normal" officeooo:rsid="0018bd58" officeooo:paragraph-rsid="0018bd58" style:text-blinking="false" fo:background-color="transparent" style:font-size-asian="14pt" style:font-size-complex="14pt"/>
    </style:style>
    <style:style style:name="P30" style:family="paragraph" style:parent-style-name="Text_20_body">
      <style:paragraph-properties fo:margin-top="0in" fo:margin-bottom="0in" style:contextual-spacing="false" fo:line-height="150%" fo:text-align="justify" style:justify-single-word="false"/>
      <style:text-properties fo:font-variant="normal" fo:text-transform="none" fo:color="#000000" style:text-line-through-style="none" style:font-name="Liberation Serif" fo:font-size="14pt" fo:language="uk" fo:country="UA" fo:font-style="normal" style:text-underline-style="none" fo:font-weight="normal" style:text-blinking="false" fo:background-color="transparent" style:font-size-asian="14pt" style:font-size-complex="14pt"/>
    </style:style>
    <style:style style:name="T1" style:family="text">
      <style:text-properties officeooo:rsid="00159afa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name-asian="Liberation Serif1" style:font-size-asian="14pt" style:font-name-complex="Liberation Serif1" style:font-size-complex="14pt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officeooo:rsid="00159afa" style:text-blinking="false" fo:background-color="transparent"/>
    </style:style>
    <style:style style:name="T6" style:family="text">
      <style:text-properties fo:font-variant="normal" fo:text-transform="none" fo:color="#000000" style:text-line-through-style="none" fo:font-style="normal" style:text-underline-style="none" fo:font-weight="normal" officeooo:rsid="00159afa" style:text-blinking="false" fo:background-color="transparent" style:font-size-asian="14pt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officeooo:rsid="00171b57" style:text-blinking="false" fo:background-color="transparen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officeooo:rsid="001a94f8" style:text-blinking="false" fo:background-color="transparent"/>
    </style:style>
    <style:style style:name="T9" style:family="text">
      <style:text-properties fo:font-variant="normal" fo:text-transform="none" fo:color="#000000" style:text-line-through-style="none" fo:font-style="normal" style:text-underline-style="none" fo:font-weight="normal" officeooo:rsid="00288d41" style:text-blinking="false" fo:background-color="transparent"/>
    </style:style>
    <style:style style:name="T10" style:family="text">
      <style:text-properties fo:font-variant="normal" fo:text-transform="none" fo:color="#000000" style:text-line-through-style="none" fo:font-style="normal" style:text-underline-style="none" fo:font-weight="normal" officeooo:rsid="0024cc76" style:text-blinking="false" fo:background-color="transparent"/>
    </style:style>
    <style:style style:name="T11" style:family="text">
      <style:text-properties fo:font-variant="normal" fo:text-transform="none" fo:color="#000000" style:text-line-through-style="none" fo:font-style="normal" style:text-underline-style="none" fo:font-weight="normal" officeooo:rsid="001e265c" style:text-blinking="false" fo:background-color="transparent" style:font-size-asian="12.25pt"/>
    </style:style>
    <style:style style:name="T12" style:family="text">
      <style:text-properties fo:font-variant="normal" fo:text-transform="none" fo:color="#000000" style:text-line-through-style="none" fo:font-style="normal" style:text-underline-style="none" fo:font-weight="normal" officeooo:rsid="001ef82f" style:text-blinking="false" fo:background-color="transparent" style:font-size-asian="12.25pt"/>
    </style:style>
    <style:style style:name="T13" style:family="text">
      <style:text-properties fo:font-variant="normal" fo:text-transform="none" fo:color="#000000" style:text-line-through-style="none" fo:font-style="normal" style:text-underline-style="none" fo:font-weight="normal" officeooo:rsid="0018bd58" style:text-blinking="false" fo:background-color="transparent"/>
    </style:style>
    <style:style style:name="T14" style:family="text">
      <style:text-properties officeooo:rsid="00159afa" style:font-size-asian="14pt"/>
    </style:style>
    <style:style style:name="T15" style:family="text">
      <style:text-properties officeooo:rsid="00171b57" style:font-size-asian="14pt"/>
    </style:style>
    <style:style style:name="T16" style:family="text">
      <style:text-properties officeooo:rsid="0018bd58" style:font-size-asian="14pt"/>
    </style:style>
    <style:style style:name="T17" style:family="text">
      <style:text-properties officeooo:rsid="00159afa" style:font-name-asian="Liberation Serif1" style:font-size-asian="14pt" style:font-name-complex="Liberation Serif1"/>
    </style:style>
    <style:style style:name="T18" style:family="text">
      <style:text-properties officeooo:rsid="0015fcde"/>
    </style:style>
    <style:style style:name="T19" style:family="text">
      <style:text-properties officeooo:rsid="0018bd58"/>
    </style:style>
    <style:style style:name="T20" style:family="text">
      <style:text-properties officeooo:rsid="001a94f8"/>
    </style:style>
    <style:style style:name="T21" style:family="text">
      <style:text-properties officeooo:rsid="0028dffd"/>
    </style:style>
    <style:style style:name="T22" style:family="text">
      <style:text-properties officeooo:rsid="0024cd10"/>
    </style:style>
    <style:style style:name="T23" style:family="text">
      <style:text-properties officeooo:rsid="00264a57"/>
    </style:style>
    <style:style style:name="T24" style:family="text">
      <style:text-properties officeooo:rsid="002775a8"/>
    </style:style>
    <style:style style:name="T25" style:family="text">
      <style:text-properties officeooo:rsid="0020168b"/>
    </style:style>
    <style:style style:name="T26" style:family="text">
      <style:text-properties officeooo:rsid="0021a7a1"/>
    </style:style>
    <style:style style:name="T27" style:family="text">
      <style:text-properties officeooo:rsid="0021f8be"/>
    </style:style>
    <style:style style:name="T28" style:family="text">
      <style:text-properties officeooo:rsid="0023d720"/>
    </style:style>
    <style:style style:name="T29" style:family="text">
      <style:text-properties style:font-name="Liberation Serif" officeooo:rsid="0021f8be"/>
    </style:style>
    <style:style style:name="T30" style:family="text">
      <style:text-properties style:font-name="Liberation Serif" officeooo:rsid="0023d720"/>
    </style:style>
    <style:style style:name="T31" style:family="text">
      <style:text-properties style:font-name="Liberation Serif" officeooo:rsid="0024cc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Розділ І. Огляд існуючих рішень</text:p>
      <text:p text:style-name="P23">1. Огляд алгоритмів розпізнавання облич, як графічних об'єктів</text:p>
      <text:p text:style-name="P9"><text:span text:style-name="T1">1.</text:span><text:span text:style-name="T19">1.</text:span><text:span text:style-name="T1"> Метод Віоли-Джонса</text:span></text:p>
      <text:p text:style-name="P8"><text:tab/>Метод Віоли-Джона був розроблений та представлений у 2001 році Полом Віолою и Майклом Джонсом, та до сьогодні є одним з найефективніших алгоримтів розпізнавання об'єктів у реальному часі. Класифікатор, що використовується у методі, може бути натренований для виявлення різноманітних об'єктів, але він був розроблений насамперед для ефективної вирішення задачі виявлення облич. </text:p>
      <text:p text:style-name="P8"><text:tab/>Основні принципи даного методу:</text:p>
      <text:p text:style-name="P10"><text:span text:style-name="T2"><text:tab/>- використовуються ознаки Хоара, за допомогою </text:span><text:span text:style-name="T3"><text:s/></text:span><text:span text:style-name="T2">яких виконується пошук необхідного об'єкта;</text:span></text:p>
      <text:p text:style-name="P10"><text:span text:style-name="T2"><text:tab/>-</text:span><text:span text:style-name="T3"> </text:span><text:span text:style-name="T2">зображення</text:span><text:span text:style-name="T3"> </text:span><text:span text:style-name="T2">подаються </text:span><text:span text:style-name="T3"><text:s/></text:span><text:span text:style-name="T2">в </text:span><text:span text:style-name="T3"><text:s/></text:span><text:span text:style-name="T2">інтегральному </text:span><text:span text:style-name="T3"><text:s/></text:span><text:span text:style-name="T2">представленні, що дозволяє швидко обчислювати значення </text:span><text:span text:style-name="T3"><text:s/></text:span><text:span text:style-name="T2">кожної ознаки;</text:span></text:p>
      <text:p text:style-name="P10"><text:span text:style-name="T2"><text:tab/>- використовується бустінг, для знаходження ознак,</text:span><text:span text:style-name="T3"> </text:span><text:span text:style-name="T2">які найкраще підходять для визначення шуканого об'єкта;</text:span></text:p>
      <text:p text:style-name="P9"><text:span text:style-name="T14"><text:tab/>- використовується каскад класифікаторів для </text:span><text:span text:style-name="T17"><text:s/></text:span><text:span text:style-name="T14">швидкого відкидання вікон, у яких шукані об'єкти відсутні.</text:span></text:p>
      <text:p text:style-name="P24"><text:tab/>Перевагами даного методу є:</text:p>
      <text:p text:style-name="P24"><text:tab/>- висока швидкодія, завдяки використанню каскадної структури</text:p>
      <text:p text:style-name="P9"><text:span text:style-name="T14"><text:tab/>- </text:span><text:span text:style-name="T15">завдяки використанню бустінгу алгоритм володіє </text:span><text:span text:style-name="T14">висок</text:span><text:span text:style-name="T15">ою</text:span><text:span text:style-name="T14"> узагальнююч</text:span><text:span text:style-name="T15">ою</text:span><text:span text:style-name="T14"> здатніст</text:span><text:span text:style-name="T15">ю</text:span><text:span text:style-name="T14">: обличчя добре розпізнаються на зображеннях з шумами та іншими перешкодами </text:span><text:span text:style-name="T16">чи спотвореннями</text:span></text:p>
      <text:p text:style-name="P24"><text:tab/>До недоліків можна віднести те, що тренування каскаду класифікаторів вимагає багато часу: від декількох днів до тижнів, залежно від цільових параметрів та потужності обладання.</text:p>
      <text:p text:style-name="P11"><text:span text:style-name="T16">1.</text:span><text:span text:style-name="T14">2. М</text:span><text:span text:style-name="T6">ашина</text:span><text:span text:style-name="T14"> опорних векторів.</text:span></text:p>
      <text:p text:style-name="P19"><text:bookmark text:name="docs-internal-guid-5c42a8dc-8b13-2e5f-4651-9ffa6e296252"/><text:span text:style-name="T5"><text:tab/>SVM (Support Vector Machine) – машина опорних векторів. Один з найбільш популярних методів навчання за прецедентами. </text:span><text:bookmark text:name="result_box"/><text:span text:style-name="T1">Застосування методу опорних векторів до задачі виявлення о</text:span><text:span text:style-name="T18">блич</text:span><text:span text:style-name="T1"> полягає в пошуку оптимальної гіперплощини в просторі ознак, що відокремлює клас зображень о</text:span><text:span text:style-name="T18">блич</text:span><text:span text:style-name="T1"> від зображень не осіб. В якості ознак служать значення пікселів зображення, представлені у вигляді n-мірного вектора. Оптимальною вважається гіперплощина, яка максимізує ширину смуги між класами.</text:span></text:p>
      <text:p text:style-name="P22"><text:span text:style-name="T4"><text:tab/></text:span><text:bookmark text:name="result_box4"/>Можливість лінійного поділу настільки складних класів, як зображення <text:span text:style-name="T19">облич</text:span> і "не об<text:span text:style-name="T19">лич</text:span>" представляється малоймовірною. Однак, класифікація за допомогою опорних векторів дозволяє використовувати апарат ядерних функцій для неявного проекції векторів-ознак у простір потенційно набагато ви<text:span text:style-name="T19">щої</text:span> розмірності, <text:span text:style-name="T19">у</text:span> якому класи можуть виявитися лінійно <text:span text:style-name="T19">розділюваними</text:span>. Неявне проекція за допомогою ядерних функцій не призводить до ускладнення обчислень, що дозволяє успішно використовувати лінійний класифікатор для лінійно нероздільних класів.</text:p>
      <text:p text:style-name="P12"><text:tab/>Алгоритм володіє рядом переваг:</text:p>
      <text:p text:style-name="P12"><text:tab/><text:span text:style-name="T1">- </text:span>це найбільш швидкий метод знаходження класифікуючих функцій;</text:p>
      <text:p text:style-name="P12"><text:tab/><text:span text:style-name="T1">- </text:span>метод зводиться до вирішення задачі квадратичного програмування в опуклій області, яка завжди має єдиний розв’язок;</text:p>
      <text:p text:style-name="P12"><text:tab/><text:span text:style-name="T1">- </text:span>метод знаходить розділяючу смугу максимальної ширини, що дозволяє надалі здійснювати більш впевнену класифікацію.</text:p>
      <text:p text:style-name="P15"><text:span text:style-name="T4"><text:tab/>До недоліків можна віднести</text:span><text:span text:style-name="T5">:</text:span><text:span text:style-name="T4"> </text:span></text:p>
      <text:p text:style-name="P15"><text:span text:style-name="T5"><text:tab/>- </text:span><text:span text:style-name="T4">чутливість до шумів</text:span></text:p>
      <text:p text:style-name="P15"><text:span text:style-name="T5"><text:tab/>- </text:span><text:bookmark text:name="docs-internal-guid-5c42a8dc-8b41-bcd6-1df7-1c1e5dfd4647"/><text:span text:style-name="T5">відсутність загального підходу до автоматичного вибору ядра у разі лінійної нероздільності класів</text:span></text:p>
      <text:p text:style-name="P21"><text:span text:style-name="T13">1.</text:span><text:span text:style-name="T5">3. </text:span><text:span text:style-name="T7">Розріджена просіююча мережа (</text:span><text:span text:style-name="T7">Sparse Network of Winnows, SNoW</text:span><text:span text:style-name="T7">).</text:span></text:p>
      <text:p text:style-name="P25"><text:bookmark text:name="result_box1"/><text:tab/>Навчальна архітектура SNoW являє собою розріджену мережу лінійних елементів в просторі ознак. Великою перевагою мережі SNoW є можливість створення вагових таблиць для класифікації. Для отримання ознак, за якими відбуватиметься класифікація, виконується SMQT перетворення.</text:p>
      <text:p text:style-name="P25"><text:bookmark text:name="result_box2"/><text:tab/>SMQT (Successive Mean Quantization Transform) - це перетворення, яке дозволяє отримати з локальної області зображення складову, не залежну від освітленості. Воно полягає в квантуванні області зображення з порогом квантування, що дорівнює середньому значенню пікселів, що входять в цю область. Локальна область може бути задана різними способами: як блок пікселів певного розміру; як набір інтерпольованих значень точок, що знаходяться на заданій відстані від фіксованого центру; або якимось іншим довільним чином.</text:p>
      <text:p text:style-name="P16"><text:span text:style-name="T7"><text:tab/>Класифікатор у методі SnoW, будується на основі вагової таблиці для облич та вагової таблиці для не облич. </text:span><text:bookmark text:name="result_box3"/><text:span text:style-name="T7">З метою збільшення швидкодії алгоритму повний класифікатор SNoW розбивається на більш слабкі класифікатори, які організовуються в каскадну структуру (алгоритм Split-up SNoW). При цьому не потрібно додаткового навчання слабких класифікаторів.</text:span></text:p>
      <text:p text:style-name="P16"><text:span text:style-name="T7"><text:tab/></text:span><text:span text:style-name="T13">Сильними сторонами методу є:</text:span></text:p>
      <text:p text:style-name="P27"><text:tab/>- висока швидкодія, завдяки використанню каскадної структури</text:p>
      <text:p text:style-name="P27">- низька кількість помилок, на зображеннях без спотворень</text:p>
      <text:p text:style-name="P28"><text:tab/>До недоліків відносяться:</text:p>
      <text:p text:style-name="P28"><text:tab/>- висока чутливість до шумів</text:p>
      <text:p text:style-name="P28"><text:tab/>- необхідність вручну редагувати набір даних для тренування, а саме задавати точки, які вказують на очі та верхню губу</text:p>
      <text:p text:style-name="P29">1.4. Висновки</text:p>
      <text:p text:style-name="P13"><text:bookmark text:name="docs-internal-guid-5c42a8dc-8b44-012d-ef6e-35177311cdb7"/><text:span text:style-name="T19"><text:tab/>Кожен із запропонованих алгоритмів володіє рядом переваг і недоліків. У створюваній системі необхідно реалізувати той алгоритм, </text:span><text:span text:style-name="T20">який задовольняє певний набір вимог</text:span><text:span text:style-name="T19">. Беззаперечно основною вимогою є висока якість класифікації. Необхідними також є: достатня кількість параметрів, що давало б можливість </text:span><text:span text:style-name="T20">гнучкого </text:span><text:span text:style-name="T19">налаштування класифікатора; висока швидкість класифікації, </text:span><text:span text:style-name="T20">що дозволить використовувати алгоритм у реальному часі</text:span><text:span text:style-name="T19">. Крім того, необхідно враховувати можливість розпаралелювання алгоритму, для того щоб частину обчислень перенести на графічний процесор.</text:span></text:p>
      <text:p text:style-name="P18"><text:span text:style-name="T4"><text:tab/>Зважаючи на ці та інші умови, у якості основного алгоритму класифікації було обрано метод </text:span><text:span text:style-name="T8">Віоли-Джонса</text:span><text:span text:style-name="T4">.</text:span></text:p>
      <text:p text:style-name="P30"/>
      <text:p text:style-name="P20"><text:span text:style-name="T8">2. </text:span><text:span text:style-name="T11">Огляд </text:span><text:span text:style-name="T12">програмних засобів</text:span><text:span text:style-name="T11"> для ведення обчислень на GPU.</text:span></text:p>
      <text:p text:style-name="P1"><text:span text:style-name="T20">2.1</text:span>. NVIDIA CUDA</text:p>
      <text:p text:style-name="P2"><text:tab/>CUDA (Compute Unified Device Architecture) — пр<text:span text:style-name="T21">о</text:span>рамно<text:span text:style-name="T21">-</text:span>апаратна архітектура паралельних обчислень, що дозволяє істотно збільшити обчислювальну продуктивність завдяки використанню графічних процесорів фірми NVIDIA.</text:p>
      <text:p text:style-name="P3"><text:span text:style-name="T22"><text:tab/>CUDA SDK </text:span><text:span text:style-name="T23">(Software Development Kit)</text:span><text:span text:style-name="T22"> дозволяє програмістам реалізовувати на спеціальному спрощеному діалекті мови програмування </text:span><text:span text:style-name="T23">C</text:span><text:span text:style-name="T22"> алгоритми, </text:span><text:span text:style-name="T23">що виконуватимуться</text:span><text:span text:style-name="T22"> на графічних процесорах NVIDIA, і включати </text:span><text:span text:style-name="T23">їх виклики</text:span><text:span text:style-name="T22"> в текст програми на C/</text:span><text:span text:style-name="T23">C++</text:span><text:span text:style-name="T22">. Архітектура CUDA дає розробнику можливість на свій розсуд організовувати доступ до набору інструкцій графічного прискорювача і управляти його пам'яттю.</text:span></text:p>
      <text:p text:style-name="P3"><text:bookmark text:name="result_box5"/><text:span text:style-name="T22"><text:tab/>У порівнянні з традиційним підходом до організації обчислень загального призначення допомогою можливостей графічних API, у архітектури CUDA відзначають наступні переваги в цій області:<text:line-break/><text:tab/></text:span><text:span text:style-name="T23">- </text:span><text:span text:style-name="T22">Інтерфейс програмування додатків CUDA (CUDA API) заснований на </text:span><text:soft-page-break/><text:span text:style-name="T22">стандартному мові програмування С з деякими обмеженнями. На думку розробників, це повинно спростити і згладити процес вивчення архітектури CUDA.<text:line-break/><text:tab/></text:span><text:span text:style-name="T23">- Спільна</text:span><text:span text:style-name="T22"> між потоками пам'ять (shared memory) розміром в 16 Кб може бути використана під організований користувачем кеш з більш широкою смугою пропускання, ніж при вибірці з звичайних текстур<text:line-break/><text:tab/></text:span><text:span text:style-name="T23">- </text:span><text:span text:style-name="T22">Більш ефективні транзакції між пам'яттю центрального процесора і відеопам'яттю<text:line-break/><text:tab/></text:span><text:span text:style-name="T23">- </text:span><text:span text:style-name="T22">Повна апаратна підтримка цілочисельних і побітових операцій<text:line-break/><text:tab/></text:span><text:span text:style-name="T23">- <text:s text:c="2"/></text:span><text:span text:style-name="T22">Підтримка компіляції GPU коду засобами відкритого LLVM</text:span></text:p>
      <text:p text:style-name="P3"><text:span text:style-name="T22"><text:tab/></text:span><text:span text:style-name="T23">- <text:s/>Підтримка рекурсивних викликів</text:span></text:p>
      <text:p text:style-name="P3"><text:span text:style-name="T23"><text:tab/>До недоліків вищеописаної архітектури можна віднести те, що виконувати, відлагоджувати та профілювати додатки, що були розроблені з використанням архітектури CUDA, можна лише </text:span><text:span text:style-name="T24">на графічних процесорах фірми NVIDIA.<text:tab/></text:span></text:p>
      <text:p text:style-name="P4"><text:span text:style-name="T20">2.2</text:span>. OpenCL</text:p>
      <text:p text:style-name="P4"><text:bookmark text:name="result_box6"/><text:tab/>OpenCL - фреймворк для написання комп'ютерних програм, пов'язаних з паралельними обчисленнями на різних графічних і центральних процесорах, а також ПКВМ. У фреймворк OpenCL входять мова програмування, який базується на стандарті C99, і інтерфейс програмування додатків. OpenCL забезпечує паралелізм на рівні інструкцій і на рівні даних. OpenCL є повністю відкритим стандартом, його використання не обкладається ліцензійними відрахуваннями.</text:p>
      <text:p text:style-name="P7"><text:span text:style-name="T24"><text:tab/></text:span><text:bookmark text:name="docs-internal-guid-5c42a8dc-858c-0b7f-1715-1c70c9d4b75d"/><text:span text:style-name="T9">Мета OpenCL полягає в тому, щоб доповнити OpenGL і OpenAL, які є відкритими галузевими стандартами для тривимірної комп'ютерної графіки і звуку, користуючись можливостями GPU. OpenCL розроблявся і підтримується некомерційним консорціумом Khronos Group, в який входять багато великих компаній, включаючи Apple, AMD, Intel, nVidia, Sun </text:span><text:soft-page-break/><text:span text:style-name="T9">Microsystems, Sony Computer Entertainment та інші.</text:span></text:p>
      <text:p text:style-name="P14"><text:tab/>Основною перевагою даної технології є її крос-платформеність, за що доводиться платити зниженням швидкодії.</text:p>
      <text:p text:style-name="P3"><text:span text:style-name="T20">2.3</text:span><text:span text:style-name="T25">. C++ AMP</text:span></text:p>
      <text:p text:style-name="P5"><text:bookmark text:name="result_box11"/><text:tab/>C ++ Accelerated Massive Parallelism (скорочено C ++ AMP) - бібліотека, що використовує DirectX 11, <text:s/>створена Microsoft для реалізації паралельних програм для гетерогенних систем на мові C++. Система C++ AMP дозволяє переносити обчислення на GPU без внесення великої кількості змін до програми. Код, який не може запуститися на GPU, наприклад, через свою складність, буде автоматично запущений на центральному процесорі з застосуванням SIMD інструкцій. </text:p>
      <text:p text:style-name="P5"><text:tab/>У мову додана синтаксична конструкція «restrict (amp)», яка може бути вказана для будь-якої функції, позначаючи, що вона може бути виконана на акселераторі C ++AMP. Ключове слово restrict в даному випадку означає, що компілятор повинен оцінити, чи підходить дана функція для GPU (чи використовує вона лише ті можливості мови C++, які можуть бути виконані на більшості GPU).</text:p>
      <text:p text:style-name="P5"><text:tab/>Також бібліотека включає засоби для:</text:p>
      <text:p text:style-name="P5"><text:span text:style-name="T21">а)</text:span> Оголошення, форматування та отримання доступу до даних, що виконуються на акселераторі.</text:p>
      <text:p text:style-name="P5"><text:span text:style-name="T21">б)</text:span> Перенесення даних на акселератор.</text:p>
      <text:p text:style-name="P5"><text:span text:style-name="T21">в)</text:span> Конструкцію “parallel_for_each”, для запуску операцій на акселераторі.</text:p>
      <text:p text:style-name="P5"><text:span text:style-name="T21">г)</text:span> Бар'єрної синхронізації потоків.</text:p>
      <text:p text:style-name="P3"><text:span text:style-name="T25"><text:tab/>Також С++ АМР включає математичну бібліотеку, що дозволяє вести обчислення з подвійною точністю, </text:span><text:span text:style-name="T26">та графічну бібліотеку, для пристроїв, які володіють функціоналом для рендерингу графіки.</text:span></text:p>
      <text:p text:style-name="P3"><text:span text:style-name="T25"><text:tab/></text:span><text:span text:style-name="T26">Основним недоліком даного програмного засобу є залежність від платформи. Розробляти додатки за допомогою С++ АМР та виконувати їх </text:span><text:soft-page-break/><text:span text:style-name="T26">можна лише на операційних системах сімейства Microsoft Windows.</text:span></text:p>
      <text:p text:style-name="P3"><text:span text:style-name="T20">2.4</text:span><text:span text:style-name="T26">. </text:span><text:span text:style-name="T27">OpenACC</text:span></text:p>
      <text:p text:style-name="P3"><text:bookmark text:name="result_box31"/><text:span text:style-name="T27"><text:tab/>OpenACC - інтерфейс програмування додатків, що описує набір директив компілятора для вказання регіонів коду у програмах на мовах програмування C, C++ і Fortran, які потрібно вивантажити з центрального процесора на графічний. </text:span><text:span text:style-name="T28">Такий підхід</text:span><text:span text:style-name="T27"> забезпечу</text:span><text:span text:style-name="T28">є</text:span><text:span text:style-name="T27"> </text:span><text:span text:style-name="T28">портабельність на </text:span><text:span text:style-name="T27">різн</text:span><text:span text:style-name="T28">і</text:span><text:span text:style-name="T27"> операційн</text:span><text:span text:style-name="T28">і</text:span><text:span text:style-name="T27"> систем</text:span><text:span text:style-name="T28">и</text:span><text:span text:style-name="T27">, </text:span><text:span text:style-name="T28">графічні та центральні </text:span><text:span text:style-name="T27">процесор</text:span><text:span text:style-name="T28">и</text:span><text:span text:style-name="T27">.<text:line-break/><text:tab/>Директиви та моделі програмування, </text:span><text:span text:style-name="T28">що </text:span><text:span text:style-name="T27">визначен</text:span><text:span text:style-name="T28">і</text:span><text:span text:style-name="T27"> у </text:span><text:span text:style-name="T28">стандарті </text:span><text:span text:style-name="T27">дозволяють програмістам створ</text:span><text:span text:style-name="T28">ювати</text:span><text:span text:style-name="T27"> високо</text:span><text:span text:style-name="T28">рівневі гетерогенні</text:span><text:span text:style-name="T27"> програм</text:span><text:span text:style-name="T28">и</text:span><text:span text:style-name="T27"> без необхідності явно ініціалізувати </text:span><text:span text:style-name="T28">графічний процесор</text:span><text:span text:style-name="T27">, управляти </text:span><text:span text:style-name="T28">даними та</text:span><text:span text:style-name="T27"> пере</text:span><text:span text:style-name="T28">давати</text:span><text:span text:style-name="T27"> </text:span><text:span text:style-name="T28">їх </text:span><text:span text:style-name="T27">між </text:span><text:span text:style-name="T28">CPU та GPU</text:span><text:span text:style-name="T27">, ініціювати запуск і завершення роботи </text:span><text:span text:style-name="T28">операцій на графічному процесорі</text:span><text:span text:style-name="T27">.</text:span></text:p>
      <text:p text:style-name="P6"><text:span text:style-name="T29"><text:tab/>Всі ці деталі </text:span><text:span text:style-name="T30">неявно зосереджуються у</text:span><text:span text:style-name="T29"> </text:span><text:span text:style-name="T30">програмній моделі</text:span><text:span text:style-name="T29"> і </text:span><text:span text:style-name="T30">керуються</text:span><text:span text:style-name="T29"> </text:span><text:span text:style-name="T30">комілятор</text:span><text:span text:style-name="T31">ом</text:span><text:span text:style-name="T30"> та середовищ</text:span><text:span text:style-name="T31">ем</text:span><text:span text:style-name="T30"> виконання, що підтриму</text:span><text:span text:style-name="T31">є</text:span><text:span text:style-name="T30"> стандарт </text:span><text:span text:style-name="T29">OpenACC. </text:span><text:span text:style-name="T30">Програмна модель</text:span><text:span text:style-name="T29"> дозволяє програмісту </text:span><text:span text:style-name="T30">надавати додаткову інформацію компілятору</text:span><text:span text:style-name="T29">, </text:span><text:span text:style-name="T30">наприклад, інформацію про особливості даних, що розміщуються на графічному процесорі</text:span><text:span text:style-name="T29">, рекомендації щодо </text:span><text:span text:style-name="T30">перенесення обчислень на графічий процесор</text:span><text:span text:style-name="T29">, і аналогічні, пов'язані з продуктивністю детал</text:span><text:span text:style-name="T30">і</text:span><text:span text:style-name="T29">.</text:span></text:p>
      <text:p text:style-name="P7"><text:span text:style-name="T27"><text:tab/></text:span><text:bookmark text:name="docs-internal-guid-5c42a8dc-8590-53bd-7fa9-8d844bf49e22"/><text:span text:style-name="T10">Звичайно за універсальність і простоту розробки доводиться платити зниженням швидкодії через не завжди оптимально згенерований код. Крім того проект є досить молодим, у вільному доступі відсутні </text:span><text:span text:style-name="T9">безкоштовні </text:span><text:span text:style-name="T10">компілятори.</text:span></text:p>
      <text:p text:style-name="P26">2.5. Висновки</text:p>
      <text:p text:style-name="P17"><text:bookmark text:name="docs-internal-guid-5c42a8dc-8b4c-42b7-c36a-03d367bb57ca"/><text:span text:style-name="T20"><text:tab/>Після проведеного аналізу, у якості програмного засобу для ведення обчислень на GPU, було обрано технологію NVIDIA CUDA. До уваги був взятий ряд сильних сторін даної технології і значну кількість супроводжувального ПЗ. Переважним чином на вибір саме цієї технології </text:span><text:soft-page-break/><text:span text:style-name="T20">вплинула можливість написання максимально оптимального коду, а також повний контроль над інструкціями графічного процесора.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1799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h Palianytsia</meta:initial-creator>
    <meta:creation-date>2013-05-09T23:43:35</meta:creation-date>
    <dc:date>2013-05-10T03:36:42</dc:date>
    <dc:creator>Oleh Palianytsia</dc:creator>
    <meta:editing-duration>PT11M2S</meta:editing-duration>
    <meta:editing-cycles>2</meta:editing-cycles>
    <meta:generator>LibreOffice/3.6$Linux_x86 LibreOffice_project/360m1$Build-2</meta:generator>
    <meta:document-statistic meta:table-count="0" meta:image-count="0" meta:object-count="0" meta:page-count="8" meta:paragraph-count="63" meta:word-count="1417" meta:character-count="10941" meta:non-whitespace-character-count="9521"/>
  </office:meta>
</office:document-meta>
</file>